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8pt" fo:font-weight="bold" style:font-size-asian="8pt" style:font-weight-asian="bold" style:font-size-complex="8pt" style:font-weight-complex="bold"/>
    </style:style>
    <style:style style:name="P4" style:family="paragraph" style:parent-style-name="List_20_Paragraph">
      <style:text-properties style:font-name="Arial"/>
    </style:style>
    <style:style style:name="P5" style:family="paragraph" style:parent-style-name="List_20_Paragraph">
      <style:text-properties style:font-name="Arial" officeooo:paragraph-rsid="0023a290"/>
    </style:style>
    <style:style style:name="P6" style:family="paragraph" style:parent-style-name="List_20_Paragraph">
      <style:text-properties style:font-name="Arial" officeooo:paragraph-rsid="00274fec"/>
    </style:style>
    <style:style style:name="P7" style:family="paragraph" style:parent-style-name="List_20_Paragraph">
      <style:text-properties style:font-name="Arial" officeooo:paragraph-rsid="00296b3b"/>
    </style:style>
    <style:style style:name="P8" style:family="paragraph" style:parent-style-name="List_20_Paragraph">
      <style:paragraph-properties fo:margin-left="0in" fo:margin-right="0in" fo:text-indent="0in" style:auto-text-indent="false"/>
      <style:text-properties style:font-name="Arial" officeooo:paragraph-rsid="0013385e"/>
    </style:style>
    <style:style style:name="P9" style:family="paragraph" style:parent-style-name="List_20_Paragraph">
      <style:paragraph-properties fo:margin-left="0in" fo:margin-right="0in" fo:text-indent="0in" style:auto-text-indent="false"/>
      <style:text-properties style:font-name="Arial" officeooo:paragraph-rsid="00154b9c"/>
    </style:style>
    <style:style style:name="P10" style:family="paragraph" style:parent-style-name="List_20_Paragraph">
      <style:paragraph-properties fo:margin-left="0in" fo:margin-right="0in" fo:text-indent="0in" style:auto-text-indent="false"/>
      <style:text-properties style:font-name="Arial" officeooo:paragraph-rsid="0013d89f"/>
    </style:style>
    <style:style style:name="P11" style:family="paragraph" style:parent-style-name="List_20_Paragraph">
      <style:paragraph-properties fo:margin-left="0in" fo:margin-right="0in" fo:text-indent="0in" style:auto-text-indent="false"/>
      <style:text-properties style:font-name="Arial" officeooo:paragraph-rsid="002054a5"/>
    </style:style>
    <style:style style:name="P12" style:family="paragraph" style:parent-style-name="List_20_Paragraph">
      <style:paragraph-properties fo:margin-left="0in" fo:margin-right="0in" fo:text-indent="0in" style:auto-text-indent="false"/>
      <style:text-properties style:font-name="Arial" officeooo:paragraph-rsid="00210cd7"/>
    </style:style>
    <style:style style:name="P13" style:family="paragraph" style:parent-style-name="List_20_Paragraph">
      <style:paragraph-properties fo:margin-left="0in" fo:margin-right="0in" fo:text-indent="0in" style:auto-text-indent="false"/>
      <style:text-properties style:font-name="Arial" officeooo:paragraph-rsid="0021be10"/>
    </style:style>
    <style:style style:name="P14" style:family="paragraph" style:parent-style-name="List_20_Paragraph">
      <style:paragraph-properties fo:margin-left="0in" fo:margin-right="0in" fo:text-indent="0in" style:auto-text-indent="false"/>
      <style:text-properties style:font-name="Arial" officeooo:paragraph-rsid="0023a290"/>
    </style:style>
    <style:style style:name="P15" style:family="paragraph" style:parent-style-name="List_20_Paragraph">
      <style:paragraph-properties fo:margin-left="0in" fo:margin-right="0in" fo:text-indent="0in" style:auto-text-indent="false"/>
      <style:text-properties style:font-name="Arial" officeooo:paragraph-rsid="0024ed9d"/>
    </style:style>
    <style:style style:name="P16" style:family="paragraph" style:parent-style-name="List_20_Paragraph">
      <style:paragraph-properties fo:margin-left="0in" fo:margin-right="0in" fo:text-indent="0in" style:auto-text-indent="false"/>
      <style:text-properties style:font-name="Arial" officeooo:paragraph-rsid="00274fec"/>
    </style:style>
    <style:style style:name="P17" style:family="paragraph" style:parent-style-name="List_20_Paragraph">
      <style:paragraph-properties fo:margin-left="0in" fo:margin-right="0in" fo:text-indent="0in" style:auto-text-indent="false"/>
      <style:text-properties style:font-name="Arial" officeooo:paragraph-rsid="0023f24c"/>
    </style:style>
    <style:style style:name="P18" style:family="paragraph" style:parent-style-name="List_20_Paragraph">
      <style:paragraph-properties fo:margin-left="0in" fo:margin-right="0in" fo:text-indent="0in" style:auto-text-indent="false"/>
      <style:text-properties style:font-name="Arial" officeooo:paragraph-rsid="00253230"/>
    </style:style>
    <style:style style:name="P19" style:family="paragraph" style:parent-style-name="List_20_Paragraph">
      <style:paragraph-properties fo:margin-left="0in" fo:margin-right="0in" fo:text-indent="0in" style:auto-text-indent="false"/>
      <style:text-properties style:font-name="Arial" officeooo:paragraph-rsid="00296b3b"/>
    </style:style>
    <style:style style:name="P20" style:family="paragraph" style:parent-style-name="Normal">
      <style:text-properties style:font-name="Arial" fo:font-size="8pt" style:font-size-asian="8pt" style:font-size-complex="8pt"/>
    </style:style>
    <style:style style:name="P21" style:family="paragraph" style:parent-style-name="List_20_Paragraph" style:list-style-name="L1"/>
    <style:style style:name="P22" style:family="paragraph" style:parent-style-name="List_20_Paragraph" style:list-style-name="L1">
      <style:text-properties style:font-name="Arial"/>
    </style:style>
    <style:style style:name="P23" style:family="paragraph" style:parent-style-name="List_20_Paragraph" style:list-style-name="L2">
      <style:text-properties style:font-name="Arial" officeooo:paragraph-rsid="0013385e"/>
    </style:style>
    <style:style style:name="P24" style:family="paragraph" style:parent-style-name="List_20_Paragraph" style:list-style-name="L2">
      <style:text-properties style:font-name="Arial" officeooo:paragraph-rsid="002054a5"/>
    </style:style>
    <style:style style:name="P25" style:family="paragraph" style:parent-style-name="List_20_Paragraph" style:list-style-name="L2">
      <style:text-properties style:font-name="Arial" officeooo:paragraph-rsid="0023a290"/>
    </style:style>
    <style:style style:name="P26" style:family="paragraph" style:parent-style-name="List_20_Paragraph" style:list-style-name="L2">
      <style:text-properties style:font-name="Arial" officeooo:paragraph-rsid="0027abc8"/>
    </style:style>
    <style:style style:name="P27" style:family="paragraph" style:parent-style-name="List_20_Paragraph" style:list-style-name="L2">
      <style:text-properties style:font-name="Arial" officeooo:paragraph-rsid="0013d89f"/>
    </style:style>
    <style:style style:name="P28" style:family="paragraph" style:parent-style-name="List_20_Paragraph" style:list-style-name="L2">
      <style:text-properties style:font-name="Arial" officeooo:paragraph-rsid="0025366e"/>
    </style:style>
    <style:style style:name="P29" style:family="paragraph" style:parent-style-name="List_20_Paragraph" style:list-style-name="L2">
      <style:text-properties style:font-name="Arial" officeooo:paragraph-rsid="002b78ee"/>
    </style:style>
    <style:style style:name="P30" style:family="paragraph" style:parent-style-name="List_20_Paragraph" style:list-style-name="L3">
      <style:text-properties style:font-name="Arial" officeooo:paragraph-rsid="00274fec"/>
    </style:style>
    <style:style style:name="P31" style:family="paragraph" style:parent-style-name="List_20_Paragraph" style:list-style-name="L4">
      <style:text-properties style:font-name="Arial" officeooo:paragraph-rsid="00274fec"/>
    </style:style>
    <style:style style:name="P32" style:family="paragraph" style:parent-style-name="List_20_Paragraph" style:list-style-name="L4">
      <style:text-properties style:font-name="Arial" officeooo:paragraph-rsid="00296b3b"/>
    </style:style>
    <style:style style:name="P33" style:family="paragraph" style:parent-style-name="List_20_Paragraph" style:list-style-name="L4">
      <style:text-properties style:font-name="Arial" officeooo:paragraph-rsid="00299533"/>
    </style:style>
    <style:style style:name="P34" style:family="paragraph" style:parent-style-name="List_20_Paragraph" style:list-style-name="L5">
      <style:text-properties style:font-name="Arial" officeooo:paragraph-rsid="0023a290"/>
    </style:style>
    <style:style style:name="P35" style:family="paragraph" style:parent-style-name="List_20_Paragraph" style:list-style-name="L5">
      <style:text-properties officeooo:paragraph-rsid="0023a290"/>
    </style:style>
    <style:style style:name="P36" style:family="paragraph" style:parent-style-name="List_20_Paragraph" style:list-style-name="L2">
      <style:paragraph-properties fo:margin-left="0in" fo:margin-right="0in" fo:text-indent="0in" style:auto-text-indent="false"/>
      <style:text-properties style:font-name="Arial" officeooo:paragraph-rsid="0013d89f"/>
    </style:style>
    <style:style style:name="T1" style:family="text">
      <style:text-properties fo:font-size="10pt" style:font-size-asian="10pt" style:font-size-complex="10pt"/>
    </style:style>
    <style:style style:name="T2" style:family="text">
      <style:text-properties fo:font-size="10pt" fo:font-weight="bold" officeooo:rsid="0013d89f" style:font-size-asian="10pt" style:font-weight-asian="bold" style:font-size-complex="10pt" style:font-weight-complex="bold"/>
    </style:style>
    <style:style style:name="T3" style:family="text">
      <style:text-properties fo:font-size="10pt" fo:font-weight="bold" officeooo:rsid="0013385e" style:font-size-asian="10pt" style:font-weight-asian="bold" style:font-size-complex="10pt" style:font-weight-complex="bold"/>
    </style:style>
    <style:style style:name="T4" style:family="text">
      <style:text-properties fo:font-size="10pt" fo:font-weight="bold" officeooo:rsid="002054a5" style:font-size-asian="10pt" style:font-weight-asian="bold" style:font-size-complex="10pt" style:font-weight-complex="bold"/>
    </style:style>
    <style:style style:name="T5" style:family="text">
      <style:text-properties fo:font-size="10pt" fo:font-weight="bold" officeooo:rsid="0021be10" style:font-size-asian="10pt" style:font-weight-asian="bold" style:font-size-complex="10pt" style:font-weight-complex="bold"/>
    </style:style>
    <style:style style:name="T6" style:family="text">
      <style:text-properties fo:font-size="10pt" fo:font-weight="bold" officeooo:rsid="0023a290" style:font-size-asian="10pt" style:font-weight-asian="bold" style:font-size-complex="10pt" style:font-weight-complex="bold"/>
    </style:style>
    <style:style style:name="T7" style:family="text">
      <style:text-properties fo:font-size="10pt" fo:font-weight="bold" officeooo:rsid="0023f24c" style:font-size-asian="10pt" style:font-weight-asian="bold" style:font-size-complex="10pt" style:font-weight-complex="bold"/>
    </style:style>
    <style:style style:name="T8" style:family="text">
      <style:text-properties fo:font-size="10pt" fo:font-weight="bold" officeooo:rsid="00274fec" style:font-size-asian="10pt" style:font-weight-asian="bold" style:font-size-complex="10pt" style:font-weight-complex="bold"/>
    </style:style>
    <style:style style:name="T9" style:family="text">
      <style:text-properties fo:font-size="10pt" fo:font-weight="normal" officeooo:rsid="0013385e" style:font-size-asian="10pt" style:font-weight-asian="normal" style:font-size-complex="10pt" style:font-weight-complex="normal"/>
    </style:style>
    <style:style style:name="T10" style:family="text">
      <style:text-properties fo:font-size="10pt" fo:font-weight="normal" officeooo:rsid="0013d89f" style:font-size-asian="10pt" style:font-weight-asian="normal" style:font-size-complex="10pt" style:font-weight-complex="normal"/>
    </style:style>
    <style:style style:name="T11" style:family="text">
      <style:text-properties fo:font-size="10pt" fo:font-weight="normal" officeooo:rsid="00154b9c" style:font-size-asian="10pt" style:font-weight-asian="normal" style:font-size-complex="10pt" style:font-weight-complex="normal"/>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name-complex="Arial" style:font-size-complex="8pt"/>
    </style:style>
    <style:style style:name="T14" style:family="text">
      <style:text-properties style:font-name="Arial" fo:font-size="8pt" fo:font-weight="normal" officeooo:rsid="0023a290" style:font-size-asian="8pt" style:font-weight-asian="normal" style:font-size-complex="8pt" style:font-weight-complex="normal"/>
    </style:style>
    <style:style style:name="T15" style:family="text">
      <style:text-properties fo:font-size="8pt" style:font-size-asian="8pt" style:font-size-complex="8pt"/>
    </style:style>
    <style:style style:name="T16" style:family="text">
      <style:text-properties fo:font-size="8pt" officeooo:rsid="0024ed9d" style:font-size-asian="8pt" style:font-size-complex="8pt"/>
    </style:style>
    <style:style style:name="T17" style:family="text">
      <style:text-properties fo:font-size="8pt" style:font-size-asian="8pt" style:font-name-complex="Arial" style:font-size-complex="8pt"/>
    </style:style>
    <style:style style:name="T18" style:family="text">
      <style:text-properties fo:font-size="8pt" fo:font-weight="normal" officeooo:rsid="0013385e" style:font-size-asian="8pt" style:font-weight-asian="normal" style:font-size-complex="8pt" style:font-weight-complex="normal"/>
    </style:style>
    <style:style style:name="T19" style:family="text">
      <style:text-properties fo:font-size="8pt" fo:font-weight="normal" officeooo:rsid="0013d89f" style:font-size-asian="8pt" style:font-weight-asian="normal" style:font-size-complex="8pt" style:font-weight-complex="normal"/>
    </style:style>
    <style:style style:name="T20" style:family="text">
      <style:text-properties fo:font-size="8pt" fo:font-weight="normal" officeooo:rsid="002054a5" style:font-size-asian="8pt" style:font-weight-asian="normal" style:font-size-complex="8pt" style:font-weight-complex="normal"/>
    </style:style>
    <style:style style:name="T21" style:family="text">
      <style:text-properties fo:font-size="8pt" fo:font-weight="normal" officeooo:rsid="00210cd7" style:font-size-asian="8pt" style:font-weight-asian="normal" style:font-size-complex="8pt" style:font-weight-complex="normal"/>
    </style:style>
    <style:style style:name="T22" style:family="text">
      <style:text-properties fo:font-size="8pt" fo:font-weight="normal" officeooo:rsid="0021be10" style:font-size-asian="8pt" style:font-weight-asian="normal" style:font-size-complex="8pt" style:font-weight-complex="normal"/>
    </style:style>
    <style:style style:name="T23" style:family="text">
      <style:text-properties fo:font-size="8pt" fo:font-weight="normal" officeooo:rsid="0023a290" style:font-size-asian="8pt" style:font-weight-asian="normal" style:font-size-complex="8pt" style:font-weight-complex="normal"/>
    </style:style>
    <style:style style:name="T24" style:family="text">
      <style:text-properties fo:font-size="8pt" fo:font-weight="normal" officeooo:rsid="0023f24c" style:font-size-asian="8pt" style:font-weight-asian="normal" style:font-size-complex="8pt" style:font-weight-complex="normal"/>
    </style:style>
    <style:style style:name="T25" style:family="text">
      <style:text-properties fo:font-size="8pt" fo:font-weight="normal" officeooo:rsid="0025366e" style:font-size-asian="8pt" style:font-weight-asian="normal" style:font-size-complex="8pt" style:font-weight-complex="normal"/>
    </style:style>
    <style:style style:name="T26" style:family="text">
      <style:text-properties fo:font-size="8pt" fo:font-weight="normal" officeooo:rsid="00274fec" style:font-size-asian="8pt" style:font-weight-asian="normal" style:font-size-complex="8pt" style:font-weight-complex="normal"/>
    </style:style>
    <style:style style:name="T27" style:family="text">
      <style:text-properties fo:font-size="8pt" fo:font-weight="normal" officeooo:rsid="0027abc8" style:font-size-asian="8pt" style:font-weight-asian="normal" style:font-size-complex="8pt" style:font-weight-complex="normal"/>
    </style:style>
    <style:style style:name="T28" style:family="text">
      <style:text-properties fo:font-size="8pt" fo:font-weight="normal" officeooo:rsid="00296b3b" style:font-size-asian="8pt" style:font-weight-asian="normal" style:font-size-complex="8pt" style:font-weight-complex="normal"/>
    </style:style>
    <style:style style:name="T29" style:family="text">
      <style:text-properties fo:font-size="8pt" fo:font-weight="normal" officeooo:rsid="00299533" style:font-size-asian="8pt" style:font-weight-asian="normal" style:font-size-complex="8pt" style:font-weight-complex="normal"/>
    </style:style>
    <style:style style:name="T30" style:family="text">
      <style:text-properties fo:font-size="8pt" fo:font-weight="normal" officeooo:rsid="002b78ee" style:font-size-asian="8pt" style:font-weight-asian="normal" style:font-size-complex="8pt" style:font-weight-complex="normal"/>
    </style:style>
    <style:style style:name="T31" style:family="text">
      <style:text-properties fo:font-size="8pt" fo:font-weight="normal" officeooo:rsid="002c8bae" style:font-size-asian="8pt" style:font-weight-asian="normal" style:font-size-complex="8pt" style:font-weight-complex="normal"/>
    </style:style>
    <style:style style:name="T32" style:family="text">
      <style:text-properties fo:font-size="8pt" fo:font-style="italic" fo:font-weight="normal" officeooo:rsid="00253230" style:font-size-asian="8pt" style:font-style-asian="italic" style:font-weight-asian="normal" style:font-size-complex="8pt" style:font-style-complex="italic" style:font-weight-complex="normal"/>
    </style:style>
    <style:style style:name="T33" style:family="text">
      <style:text-properties fo:font-size="8pt" fo:font-style="italic" fo:font-weight="normal" officeooo:rsid="0021be10" style:font-size-asian="8pt" style:font-style-asian="italic" style:font-weight-asian="normal" style:font-size-complex="8pt" style:font-style-complex="italic" style:font-weight-complex="normal"/>
    </style:style>
    <style:style style:name="T34" style:family="text">
      <style:text-properties fo:font-size="8pt" fo:font-style="italic" fo:font-weight="normal" officeooo:rsid="0024ed9d" style:font-size-asian="8pt" style:font-style-asian="italic" style:font-weight-asian="normal" style:font-size-complex="8pt" style:font-style-complex="italic" style:font-weight-complex="normal"/>
    </style:style>
    <style:style style:name="T35" style:family="text">
      <style:text-properties fo:font-size="8pt" fo:font-style="italic" fo:font-weight="normal" officeooo:rsid="0025366e" style:font-size-asian="8pt" style:font-style-asian="italic" style:font-weight-asian="normal" style:font-size-complex="8pt" style:font-style-complex="italic" style:font-weight-complex="normal"/>
    </style:style>
    <style:style style:name="T36" style:family="text">
      <style:text-properties fo:font-size="8pt" fo:font-weight="bold" officeooo:rsid="00274fec" style:font-size-asian="8pt" style:font-weight-asian="bold" style:font-size-complex="8pt" style:font-weight-complex="bold"/>
    </style:style>
    <style:style style:name="T37" style:family="text">
      <style:text-properties officeooo:rsid="0013d89f"/>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3"/>
      <text:p text:style-name="P20">Characters in <text:span text:style-name="T37">Supers</text:span> have seven primary stats:</text:p>
      <text:list xml:id="list1420207133" text:style-name="L1">
        <text:list-item>
          <text:p text:style-name="P21"><text:span text:style-name="Default_20_Paragraph_20_Font"><text:span text:style-name="T12">Muscle (M) </text:span></text:span><text:span text:style-name="Default_20_Paragraph_20_Font"><text:span text:style-name="T13">–</text:span></text:span><text:span text:style-name="Default_20_Paragraph_20_Font"><text:span text:style-name="T12"> Physical strength and the ability to leverage it</text:span></text:span></text:p>
        </text:list-item>
        <text:list-item>
          <text:p text:style-name="P21"><text:span text:style-name="Default_20_Paragraph_20_Font"><text:span text:style-name="T12">Skill (S) </text:span></text:span><text:span text:style-name="Default_20_Paragraph_20_Font"><text:span text:style-name="T13">–</text:span></text:span><text:span text:style-name="Default_20_Paragraph_20_Font"><text:span text:style-name="T12"> Agility, dexterity and hand-eye coordination</text:span></text:span></text:p>
        </text:list-item>
        <text:list-item>
          <text:p text:style-name="P21"><text:span text:style-name="Default_20_Paragraph_20_Font"><text:span text:style-name="T12">Reflex (R) </text:span></text:span><text:span text:style-name="Default_20_Paragraph_20_Font"><text:span text:style-name="T13">–</text:span></text:span><text:span text:style-name="Default_20_Paragraph_20_Font"><text:span text:style-name="T12"> Reaction time, raw speed, OODA and perception</text:span></text:span></text:p>
        </text:list-item>
        <text:list-item>
          <text:p text:style-name="P21"><text:span text:style-name="Default_20_Paragraph_20_Font"><text:span text:style-name="T12">Toughness (T) </text:span></text:span><text:span text:style-name="Default_20_Paragraph_20_Font"><text:span text:style-name="T13">–</text:span></text:span><text:span text:style-name="Default_20_Paragraph_20_Font"><text:span text:style-name="T12"> Ability to withstand hardship and damage</text:span></text:span></text:p>
        </text:list-item>
        <text:list-item>
          <text:p text:style-name="P21"><text:span text:style-name="Default_20_Paragraph_20_Font"><text:span text:style-name="T12">Wit (W) </text:span></text:span><text:span text:style-name="Default_20_Paragraph_20_Font"><text:span text:style-name="T13">–</text:span></text:span><text:span text:style-name="Default_20_Paragraph_20_Font"><text:span text:style-name="T12"> Intelligence and perception</text:span></text:span></text:p>
        </text:list-item>
        <text:list-item>
          <text:p text:style-name="P21"><text:span text:style-name="Default_20_Paragraph_20_Font"><text:span text:style-name="T12">Power (P) </text:span></text:span><text:span text:style-name="Default_20_Paragraph_20_Font"><text:span text:style-name="T13">–</text:span></text:span><text:span text:style-name="Default_20_Paragraph_20_Font"><text:span text:style-name="T12"> Force of will, luck, and magical aptitude</text:span></text:span></text:p>
        </text:list-item>
        <text:list-item>
          <text:p text:style-name="P22"><text:span text:style-name="Default_20_Paragraph_20_Font"><text:span text:style-name="T15">Charisma (C) </text:span></text:span><text:span text:style-name="Default_20_Paragraph_20_Font"><text:span text:style-name="T17">–</text:span></text:span><text:span text:style-name="Default_20_Paragraph_20_Font"><text:span text:style-name="T15"> Personality, looks, luck, and connection to the divine</text:span></text:span></text:p>
        </text:list-item>
      </text:list>
      <text:p text:style-name="P4"><text:span text:style-name="Default_20_Paragraph_20_Font"><text:span text:style-name="T15"/></text:span></text:p>
      <text:p text:style-name="P15"><text:span text:style-name="Default_20_Paragraph_20_Font"><text:span text:style-name="T16">Initial stats are generated by 2d4+6 (8-14 range)</text:span></text:span></text:p>
      <text:p text:style-name="P4"><text:span text:style-name="Default_20_Paragraph_20_Font"><text:span text:style-name="T1"/></text:span></text:p>
      <text:p text:style-name="P8"><text:span text:style-name="Default_20_Paragraph_20_Font"><text:span text:style-name="T3">Building A Character</text:span></text:span></text:p>
      <text:p text:style-name="P8"><text:span text:style-name="Default_20_Paragraph_20_Font"><text:span text:style-name="T9"/></text:span></text:p>
      <text:list xml:id="list2516258962" text:style-name="L2">
        <text:list-item>
          <text:p text:style-name="P23"><text:span text:style-name="Default_20_Paragraph_20_Font"><text:span text:style-name="T18">Normal ID</text:span></text:span></text:p>
          <text:list>
            <text:list-item>
              <text:p text:style-name="P23"><text:span text:style-name="Default_20_Paragraph_20_Font"><text:span text:style-name="T18">Choose one of the Normal ID options</text:span></text:span></text:p>
              <text:list>
                <text:list-item>
                  <text:p text:style-name="P24"><text:span text:style-name="Default_20_Paragraph_20_Font"><text:span text:style-name="T20">Increase two stats by 1 (or one stat by 2) based on your choice</text:span></text:span></text:p>
                </text:list-item>
                <text:list-item>
                  <text:p text:style-name="P24"><text:span text:style-name="Default_20_Paragraph_20_Font"><text:span text:style-name="T20">Jot down 6 things your NID would be good at</text:span></text:span></text:p>
                  <text:list>
                    <text:list-item>
                      <text:p text:style-name="P24"><text:span text:style-name="Default_20_Paragraph_20_Font"><text:span text:style-name="T20">Others can be written as the game progresses</text:span></text:span></text:p>
                    </text:list-item>
                  </text:list>
                </text:list-item>
              </text:list>
            </text:list-item>
          </text:list>
        </text:list-item>
        <text:list-item>
          <text:p text:style-name="P23"><text:span text:style-name="Default_20_Paragraph_20_Font"><text:span text:style-name="T18">Super Hero ID</text:span></text:span></text:p>
          <text:list>
            <text:list-item>
              <text:p text:style-name="P25"><text:span text:style-name="Default_20_Paragraph_20_Font"><text:span text:style-name="T23">One Archetype</text:span></text:span></text:p>
              <text:list>
                <text:list-item>
                  <text:p text:style-name="P25"><text:span text:style-name="Default_20_Paragraph_20_Font"><text:span text:style-name="T23">Combat Skills</text:span></text:span></text:p>
                  <text:list>
                    <text:list-item>
                      <text:p text:style-name="P26"><text:span text:style-name="Default_20_Paragraph_20_Font"><text:span text:style-name="T27">10 points are distributed among </text:span></text:span><text:span text:style-name="Default_20_Paragraph_20_Font"><text:span text:style-name="T30">5</text:span></text:span><text:span text:style-name="Default_20_Paragraph_20_Font"><text:span text:style-name="T27"> combat skills</text:span></text:span></text:p>
                      <text:list>
                        <text:list-item>
                          <text:p text:style-name="P26"><text:span text:style-name="Default_20_Paragraph_20_Font"><text:span text:style-name="T27">Strike </text:span></text:span><text:span text:style-name="Default_20_Paragraph_20_Font"><text:span text:style-name="T30">(melee attack)</text:span></text:span></text:p>
                        </text:list-item>
                        <text:list-item>
                          <text:p text:style-name="P26"><text:span text:style-name="Default_20_Paragraph_20_Font"><text:span text:style-name="T27">Block </text:span></text:span><text:span text:style-name="Default_20_Paragraph_20_Font"><text:span text:style-name="T30">(melee defense)</text:span></text:span></text:p>
                        </text:list-item>
                        <text:list-item>
                          <text:p text:style-name="P26"><text:span text:style-name="Default_20_Paragraph_20_Font"><text:span text:style-name="T27">Shoot </text:span></text:span><text:span text:style-name="Default_20_Paragraph_20_Font"><text:span text:style-name="T30">(ranged attack)</text:span></text:span></text:p>
                        </text:list-item>
                        <text:list-item>
                          <text:p text:style-name="P26"><text:span text:style-name="Default_20_Paragraph_20_Font"><text:span text:style-name="T27">Dodge </text:span></text:span><text:span text:style-name="Default_20_Paragraph_20_Font"><text:span text:style-name="T30">(ranged or melee defense)</text:span></text:span></text:p>
                        </text:list-item>
                        <text:list-item>
                          <text:p text:style-name="P29"><text:span text:style-name="Default_20_Paragraph_20_Font"><text:span text:style-name="T30">Zap (magic/mental </text:span></text:span><text:span text:style-name="Default_20_Paragraph_20_Font"><text:span text:style-name="T31">attack and defense</text:span></text:span><text:span text:style-name="Default_20_Paragraph_20_Font"><text:span text:style-name="T30">)</text:span></text:span></text:p>
                        </text:list-item>
                      </text:list>
                    </text:list-item>
                  </text:list>
                </text:list-item>
                <text:list-item>
                  <text:p text:style-name="P25"><text:span text:style-name="Default_20_Paragraph_20_Font"><text:span text:style-name="T23">Talents/Development Options</text:span></text:span></text:p>
                </text:list-item>
              </text:list>
            </text:list-item>
            <text:list-item>
              <text:p text:style-name="P27"><text:span text:style-name="Default_20_Paragraph_20_Font"><text:span text:style-name="T19">Two Powersets</text:span></text:span></text:p>
              <text:list>
                <text:list-item>
                  <text:p text:style-name="P27"><text:span text:style-name="Default_20_Paragraph_20_Font"><text:span text:style-name="T19">Powers</text:span></text:span></text:p>
                </text:list-item>
                <text:list-item>
                  <text:p text:style-name="P27"><text:span text:style-name="Default_20_Paragraph_20_Font"><text:span text:style-name="T19">Super Stats</text:span></text:span></text:p>
                </text:list-item>
              </text:list>
            </text:list-item>
            <text:list-item>
              <text:p text:style-name="P28"><text:span text:style-name="Default_20_Paragraph_20_Font"><text:span text:style-name="T25">12 Initial Power Picks </text:span></text:span><text:span text:style-name="Default_20_Paragraph_20_Font"><text:span text:style-name="T35">(Is 12 too many? Maybe 10?)</text:span></text:span></text:p>
              <text:list>
                <text:list-item>
                  <text:p text:style-name="P28"><text:span text:style-name="Default_20_Paragraph_20_Font"><text:span text:style-name="T25">Can be from either of your sets</text:span></text:span></text:p>
                </text:list-item>
                <text:list-item>
                  <text:p text:style-name="P28"><text:span text:style-name="Default_20_Paragraph_20_Font"><text:span text:style-name="T25">Super Stats cost one power pick (you can get up to 3 of them)</text:span></text:span></text:p>
                </text:list-item>
              </text:list>
              <text:p text:style-name="P36"><text:span text:style-name="Default_20_Paragraph_20_Font"><text:span text:style-name="T10"/></text:span></text:p>
            </text:list-item>
          </text:list>
        </text:list-item>
      </text:list>
      <text:p text:style-name="P10"><text:span text:style-name="Default_20_Paragraph_20_Font"><text:span text:style-name="T2">Normal I</text:span></text:span><text:span text:style-name="Default_20_Paragraph_20_Font"><text:span text:style-name="T4">D</text:span></text:span><text:span text:style-name="Default_20_Paragraph_20_Font"><text:span text:style-name="T2">s</text:span></text:span></text:p>
      <text:p text:style-name="P10"><text:span text:style-name="Default_20_Paragraph_20_Font"><text:span text:style-name="T19"/></text:span></text:p>
      <text:p text:style-name="P11"><text:span text:style-name="Default_20_Paragraph_20_Font"><text:span text:style-name="T20">This game streamlines the concept of mundane skills (not super powers) with the concept of a Normal ID. Each character chooses a profession and then the character becomes proficient at tasks that fall under the perview of that profession – gaining a +</text:span></text:span><text:span text:style-name="Default_20_Paragraph_20_Font"><text:span text:style-name="T22">4 </text:span></text:span><text:span text:style-name="Default_20_Paragraph_20_Font"><text:span text:style-name="T20">to the task roll. </text:span></text:span><text:span text:style-name="Default_20_Paragraph_20_Font"><text:span text:style-name="T22">Without proficency, players can roll with no bonus to the task roll, or might be unable to roll at all based on the GM‘s discretion.</text:span></text:span></text:p>
      <text:p text:style-name="P11"><text:span text:style-name="Default_20_Paragraph_20_Font"><text:span text:style-name="T20"/></text:span></text:p>
      <text:p text:style-name="P11"><text:span text:style-name="Default_20_Paragraph_20_Font"><text:span text:style-name="T20">T</text:span></text:span><text:span text:style-name="Default_20_Paragraph_20_Font"><text:span text:style-name="T21">he player and GM</text:span></text:span><text:span text:style-name="Default_20_Paragraph_20_Font"><text:span text:style-name="T20"> are encouraged to discuss </text:span></text:span><text:span text:style-name="Default_20_Paragraph_20_Font"><text:span text:style-name="T21">the character‘s profession </text:span></text:span><text:span text:style-name="Default_20_Paragraph_20_Font"><text:span text:style-name="T20">briefly and come up with at least 6 tasks that they can agree </text:span></text:span><text:span text:style-name="Default_20_Paragraph_20_Font"><text:span text:style-name="T21">are covered by the profession. Other tasks might come up as play continues.</text:span></text:span></text:p>
      <text:p text:style-name="P11"><text:span text:style-name="Default_20_Paragraph_20_Font"><text:span text:style-name="T21"/></text:span></text:p>
      <text:p text:style-name="P12"><text:span text:style-name="Default_20_Paragraph_20_Font"><text:span text:style-name="T21">In addition to the task proficiencies, each profession gives the character two stat increases. These can be for any of the character‘s stats, as long as the player can convince the GM that it is appropriate.</text:span></text:span></text:p>
      <text:p text:style-name="P12"><text:span text:style-name="Default_20_Paragraph_20_Font"><text:span text:style-name="T21"/></text:span></text:p>
      <text:p text:style-name="P18"><text:span text:style-name="Default_20_Paragraph_20_Font"><text:span text:style-name="T32">(The whole RB concept of leveling as your skills go up is out the window. In supers, your skills are secondary to your powers. Still, there will be times when being a scientist, or a pilot might be useful and so we have a simple way of handling this.)</text:span></text:span></text:p>
      <text:p text:style-name="P12"><text:span text:style-name="Default_20_Paragraph_20_Font"><text:span text:style-name="T21"/></text:span></text:p>
      <text:p text:style-name="P13"><text:span text:style-name="Default_20_Paragraph_20_Font"><text:span text:style-name="T5">Tasks</text:span></text:span></text:p>
      <text:p text:style-name="P13"><text:span text:style-name="Default_20_Paragraph_20_Font"><text:span text:style-name="T19"/></text:span></text:p>
      <text:p text:style-name="P13"><text:span text:style-name="Default_20_Paragraph_20_Font"><text:span text:style-name="T22">All task rolls in the game are opposed rolls. Players roll a d12 and add their relevant stat and proficiency bonuses. The GM rolls a d12 and adds the difficulty level of the task. For an easy task, the difficulty might be 0. For an olympic level task, the difficulty might be 12 or more.</text:span></text:span></text:p>
      <text:p text:style-name="P13"><text:span text:style-name="Default_20_Paragraph_20_Font"><text:span text:style-name="T22"/></text:span></text:p>
      <text:p text:style-name="P13"><text:span text:style-name="Default_20_Paragraph_20_Font"><text:span text:style-name="T33">(DL s in supers are about 8 less than in standard Runebearer. This is because in RB, the skill level must scale to a d30 for experience purposes. In supers, this doesn‘t matter, so we dropped the +8.)</text:span></text:span></text:p>
      <text:p text:style-name="P13"><text:span text:style-name="Default_20_Paragraph_20_Font"><text:span text:style-name="T22"/></text:span></text:p>
      <text:p text:style-name="P17"><text:span text:style-name="Default_20_Paragraph_20_Font"><text:span text:style-name="T7">Super Stats</text:span></text:span></text:p>
      <text:p text:style-name="P17"><text:span text:style-name="Default_20_Paragraph_20_Font"><text:span text:style-name="T19"/></text:span></text:p>
      <text:p text:style-name="P17"><text:span text:style-name="Default_20_Paragraph_20_Font"><text:span text:style-name="T24">You can have 1 Primary super stat, and up to 2 Secondary super stats. Primary super stats give you a +8 to the relevant stat. </text:span></text:span><text:soft-page-break/><text:span text:style-name="Default_20_Paragraph_20_Font"><text:span text:style-name="T24">Secondary super stats give a +4 bonus.</text:span></text:span></text:p>
      <text:p text:style-name="P17"><text:span text:style-name="Default_20_Paragraph_20_Font"><text:span text:style-name="T24"/></text:span></text:p>
      <text:p text:style-name="P17"><text:span text:style-name="Default_20_Paragraph_20_Font"><text:span text:style-name="T24">The super stats available to you are dependent on the powersets you choose; each powerset gets access to one or more super stats. At character creation, choosing a super stat costs you one of your power picks. When you buy a super stat, you can choose whether it is primary, or secondary.</text:span></text:span></text:p>
      <text:p text:style-name="P17"><text:span text:style-name="Default_20_Paragraph_20_Font"><text:span text:style-name="T24"/></text:span></text:p>
      <text:p text:style-name="P15"><text:span text:style-name="Default_20_Paragraph_20_Font"><text:span text:style-name="T34">(The idea here is that each character will have a primary super stat that more than likely benefits his combat style. However, the secondary stats will be a little more flexible because their benefit isn‘t as great and they have the high cost of one power pick.)</text:span></text:span></text:p>
      <text:p text:style-name="P13"><text:span text:style-name="Default_20_Paragraph_20_Font"><text:span text:style-name="T22"/></text:span></text:p>
      <text:p text:style-name="P16"><text:span text:style-name="Default_20_Paragraph_20_Font"><text:span text:style-name="T8">Experience</text:span></text:span></text:p>
      <text:p text:style-name="P16"><text:span text:style-name="Default_20_Paragraph_20_Font"><text:span text:style-name="T19"/></text:span></text:p>
      <text:p text:style-name="P16"><text:span text:style-name="Default_20_Paragraph_20_Font"><text:span text:style-name="T26">You gain experience every game session based on what your character, and your team, accomplished.</text:span></text:span></text:p>
      <text:p text:style-name="P16"><text:span text:style-name="Default_20_Paragraph_20_Font"><text:span text:style-name="T26"/></text:span></text:p>
      <text:p text:style-name="P16"><text:span text:style-name="Default_20_Paragraph_20_Font"><text:span text:style-name="T36">Team Awards</text:span></text:span></text:p>
      <text:list xml:id="list2294503589" text:style-name="L3">
        <text:list-item>
          <text:p text:style-name="P30"><text:span text:style-name="Default_20_Paragraph_20_Font"><text:span text:style-name="T26">Completing a Mission – </text:span></text:span><text:span text:style-name="Default_20_Paragraph_20_Font"><text:span text:style-name="T29">2 – 6 xp</text:span></text:span></text:p>
        </text:list-item>
      </text:list>
      <text:p text:style-name="P6"><text:span text:style-name="Default_20_Paragraph_20_Font"><text:span text:style-name="T26"/></text:span></text:p>
      <text:p text:style-name="P16"><text:span text:style-name="Default_20_Paragraph_20_Font"><text:span text:style-name="T36">Individual Awards</text:span></text:span></text:p>
      <text:list xml:id="list1782708470" text:style-name="L4">
        <text:list-item>
          <text:p text:style-name="P31"><text:span text:style-name="Default_20_Paragraph_20_Font"><text:span text:style-name="T26">Completing a Subplot – 1 xp</text:span></text:span></text:p>
        </text:list-item>
        <text:list-item>
          <text:p text:style-name="P32"><text:span text:style-name="Default_20_Paragraph_20_Font"><text:span text:style-name="T28">Facing a Weakness – 1 xp</text:span></text:span></text:p>
        </text:list-item>
        <text:list-item>
          <text:p text:style-name="P32"><text:span text:style-name="Default_20_Paragraph_20_Font"><text:span text:style-name="T28">Cool Move Award – 1 xp</text:span></text:span></text:p>
        </text:list-item>
        <text:list-item>
          <text:p text:style-name="P32"><text:span text:style-name="Default_20_Paragraph_20_Font"><text:span text:style-name="T28">Cool Quip or Quote – 1 xp</text:span></text:span></text:p>
        </text:list-item>
        <text:list-item>
          <text:p text:style-name="P33"><text:span text:style-name="Default_20_Paragraph_20_Font"><text:span text:style-name="T29">Taking one or more rounds to aid a civilian in a crisis – 1 xp</text:span></text:span></text:p>
        </text:list-item>
      </text:list>
      <text:p text:style-name="P7"><text:span text:style-name="Default_20_Paragraph_20_Font"><text:span text:style-name="T28"/></text:span></text:p>
      <text:p text:style-name="P19"><text:span text:style-name="Default_20_Paragraph_20_Font"><text:span text:style-name="T28">10 xp levels you up.</text:span></text:span></text:p>
      <text:list xml:id="list131925345702759" text:continue-list="list2294503589" text:style-name="L3">
        <text:list-header>
          <text:p text:style-name="P30"><text:span text:style-name="Default_20_Paragraph_20_Font"><text:span text:style-name="T26"/></text:span></text:p>
        </text:list-header>
      </text:list>
      <text:p text:style-name="P14"><text:span text:style-name="Default_20_Paragraph_20_Font"><text:span text:style-name="T6"/></text:span></text:p>
      <text:p text:style-name="P14"><text:span text:style-name="Default_20_Paragraph_20_Font"><text:span text:style-name="T6">As You Level Up</text:span></text:span></text:p>
      <text:p text:style-name="P14"><text:span text:style-name="Default_20_Paragraph_20_Font"><text:span text:style-name="T19"/></text:span></text:p>
      <text:p text:style-name="P14"><text:span text:style-name="Default_20_Paragraph_20_Font"><text:span text:style-name="T23">You gain the following benefits:</text:span></text:span></text:p>
      <text:list xml:id="list2060543046" text:style-name="L5">
        <text:list-item>
          <text:p text:style-name="P34"><text:span text:style-name="Default_20_Paragraph_20_Font"><text:span text:style-name="T23">1 Hit Point </text:span></text:span><text:span text:style-name="Default_20_Paragraph_20_Font"><text:span text:style-name="T32">(Should this be higher in supers?)</text:span></text:span></text:p>
        </text:list-item>
        <text:list-item>
          <text:p text:style-name="P34"><text:span text:style-name="Default_20_Paragraph_20_Font"><text:span text:style-name="T23">2 Power Points</text:span></text:span></text:p>
          <text:list>
            <text:list-item>
              <text:p text:style-name="P34"><text:span text:style-name="Default_20_Paragraph_20_Font"><text:span text:style-name="T23">Buying a power upgrade costs 1 PP</text:span></text:span></text:p>
            </text:list-item>
            <text:list-item>
              <text:p text:style-name="P35"><text:span text:style-name="Default_20_Paragraph_20_Font"><text:span text:style-name="T14">Buying a new power from a powerset you have costs 2 PP</text:span></text:span></text:p>
            </text:list-item>
          </text:list>
        </text:list-item>
        <text:list-item>
          <text:p text:style-name="P34"><text:span text:style-name="Default_20_Paragraph_20_Font"><text:span text:style-name="T23">1 Development Point</text:span></text:span></text:p>
          <text:list>
            <text:list-item>
              <text:p text:style-name="P34"><text:span text:style-name="Default_20_Paragraph_20_Font"><text:span text:style-name="T23">Allows you to choose a new option from your archetype</text:span></text:span></text:p>
            </text:list-item>
          </text:list>
        </text:list-item>
      </text:list>
      <text:p text:style-name="P5"><text:span text:style-name="Default_20_Paragraph_20_Font"><text:span text:style-name="T23"/></text:span></text:p>
      <text:p text:style-name="P14"><text:span text:style-name="Default_20_Paragraph_20_Font"><text:span text:style-name="T23"/></text:span></text:p>
      <text:p text:style-name="P14"><text:span text:style-name="Default_20_Paragraph_20_Font"><text:span text:style-name="T23"/></text:span></text:p>
      <text:p text:style-name="P13"><text:span text:style-name="Default_20_Paragraph_20_Font"><text:span text:style-name="T22"/></text:span></text:p>
      <text:p text:style-name="P13"><text:span text:style-name="Default_20_Paragraph_20_Font"><text:span text:style-name="T22"/></text:span></text:p>
      <text:p text:style-name="P9"><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8M59S</meta:editing-duration>
    <meta:editing-cycles>27</meta:editing-cycles>
    <meta:generator>LibreOffice/5.4.3.2$Windows_X86_64 LibreOffice_project/92a7159f7e4af62137622921e809f8546db437e5</meta:generator>
    <dc:date>2018-11-09T13:19:23.295000000</dc:date>
    <meta:document-statistic meta:table-count="0" meta:image-count="0" meta:object-count="0" meta:page-count="2" meta:paragraph-count="66" meta:word-count="776" meta:character-count="4086" meta:non-whitespace-character-count="3401"/>
    <meta:user-defined meta:name="Info 1"/>
    <meta:user-defined meta:name="Info 2"/>
    <meta:user-defined meta:name="Info 3"/>
    <meta:user-defined meta:name="Info 4"/>
  </office:meta>
</office:document-meta>
</file>